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a54" officeooo:paragraph-rsid="0019ba54"/>
    </style:style>
    <style:style style:name="P2" style:family="paragraph" style:parent-style-name="Standard">
      <style:text-properties fo:font-weight="bold" officeooo:rsid="0019ba54" officeooo:paragraph-rsid="0019ba54" style:font-weight-asian="bold" style:font-weight-complex="bold"/>
    </style:style>
    <style:style style:name="P3" style:family="paragraph" style:parent-style-name="Standard">
      <style:text-properties fo:font-weight="bold" officeooo:rsid="001c6e26" officeooo:paragraph-rsid="0020aa79" style:font-weight-asian="bold" style:font-weight-complex="bold"/>
    </style:style>
    <style:style style:name="P4" style:family="paragraph" style:parent-style-name="Standard">
      <style:text-properties fo:font-weight="bold" officeooo:rsid="001bdedd" officeooo:paragraph-rsid="001bdedd" style:font-weight-asian="bold" style:font-weight-complex="bold"/>
    </style:style>
    <style:style style:name="P5" style:family="paragraph" style:parent-style-name="Standard">
      <style:text-properties fo:font-weight="bold" officeooo:rsid="001c14be" officeooo:paragraph-rsid="001c14be" style:font-weight-asian="bold" style:font-weight-complex="bold"/>
    </style:style>
    <style:style style:name="P6" style:family="paragraph" style:parent-style-name="Standard">
      <style:text-properties officeooo:rsid="0019ffea" officeooo:paragraph-rsid="0019ba54"/>
    </style:style>
    <style:style style:name="P7" style:family="paragraph" style:parent-style-name="Standard">
      <style:text-properties officeooo:rsid="001bdedd" officeooo:paragraph-rsid="001bdedd"/>
    </style:style>
    <style:style style:name="P8" style:family="paragraph" style:parent-style-name="Standard">
      <style:text-properties officeooo:rsid="001bdedd" officeooo:paragraph-rsid="001c14be"/>
    </style:style>
    <style:style style:name="P9" style:family="paragraph" style:parent-style-name="Standard">
      <style:text-properties officeooo:rsid="001c14be" officeooo:paragraph-rsid="001c6e26"/>
    </style:style>
    <style:style style:name="P10" style:family="paragraph" style:parent-style-name="Standard">
      <style:text-properties officeooo:rsid="001c6e26" officeooo:paragraph-rsid="001c6e26"/>
    </style:style>
    <style:style style:name="P11" style:family="paragraph" style:parent-style-name="Standard">
      <style:text-properties officeooo:rsid="001c6e26" officeooo:paragraph-rsid="001e6836"/>
    </style:style>
    <style:style style:name="P12" style:family="paragraph" style:parent-style-name="Standard">
      <style:text-properties officeooo:rsid="001c6e26" officeooo:paragraph-rsid="00230f91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c6e26" officeooo:paragraph-rsid="00230f91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30f91" officeooo:paragraph-rsid="00230f91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230f91" officeooo:paragraph-rsid="00240c1f"/>
    </style:style>
    <style:style style:name="P16" style:family="paragraph" style:parent-style-name="Preformatted_20_Text">
      <style:text-properties officeooo:rsid="0019ba54" officeooo:paragraph-rsid="0019ba54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c14be"/>
    </style:style>
    <style:style style:name="T2" style:family="text">
      <style:text-properties officeooo:rsid="001c6e26"/>
    </style:style>
    <style:style style:name="T3" style:family="text">
      <style:text-properties officeooo:rsid="001e6836"/>
    </style:style>
    <style:style style:name="T4" style:family="text">
      <style:text-properties officeooo:rsid="001e757e"/>
    </style:style>
    <style:style style:name="T5" style:family="text">
      <style:text-properties officeooo:rsid="0020aa79"/>
    </style:style>
    <style:style style:name="T6" style:family="text">
      <style:text-properties officeooo:rsid="00223c4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aa79" style:font-weight-asian="bold" style:font-weight-complex="bold"/>
    </style:style>
    <style:style style:name="T9" style:family="text">
      <style:text-properties fo:font-weight="bold" officeooo:rsid="001c6e26" style:font-weight-asian="bold" style:font-weight-complex="bold"/>
    </style:style>
    <style:style style:name="T10" style:family="text">
      <style:text-properties officeooo:rsid="00240c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ef_Projet Entreprise Multinational</text:p>
      <text:p text:style-name="P1"/>
      <text:p text:style-name="P2">Pour tirage randomisé / Yannice:</text:p>
      <text:p text:style-name="P1"/>
      <text:p text:style-name="P16"><text:span text:style-name="Source_20_Text">import random</text:span></text:p>
      <text:p text:style-name="Preformatted_20_Text"><text:span text:style-name="Source_20_Text">promo = []</text:span></text:p>
      <text:p text:style-name="Preformatted_20_Text"><text:span text:style-name="Source_20_Text">with open("donnees/promo.txt") as f:</text:span></text:p>
      <text:p text:style-name="Preformatted_20_Text"><text:span text:style-name="Source_20_Text"><text:s text:c="4"/>for line in f.readlines():</text:span></text:p>
      <text:p text:style-name="Preformatted_20_Text"><text:span text:style-name="Source_20_Text"><text:s text:c="8"/>promo.append(line.strip("\n"))</text:span></text:p>
      <text:p text:style-name="Preformatted_20_Text"><text:span text:style-name="Source_20_Text">nb_students_per_promo = len(promo) // 4</text:span></text:p>
      <text:p text:style-name="Preformatted_20_Text"><text:span text:style-name="Source_20_Text">groups = {}</text:span></text:p>
      <text:p text:style-name="Preformatted_20_Text"><text:span text:style-name="Source_20_Text">for i in range(0, nb_students_per_promo):</text:span></text:p>
      <text:p text:style-name="Preformatted_20_Text"><text:span text:style-name="Source_20_Text"><text:s text:c="4"/>if i not in groups:</text:span></text:p>
      <text:p text:style-name="Preformatted_20_Text"><text:span text:style-name="Source_20_Text"><text:s text:c="8"/>groups[i] = []</text:span></text:p>
      <text:p text:style-name="Preformatted_20_Text"><text:span text:style-name="Source_20_Text"><text:s text:c="4"/>selected = random.choice(promo)</text:span></text:p>
      <text:p text:style-name="Preformatted_20_Text"><text:span text:style-name="Source_20_Text"><text:s text:c="4"/>groups[i].append(selected)</text:span></text:p>
      <text:p text:style-name="Preformatted_20_Text"><text:span text:style-name="Source_20_Text"><text:s text:c="4"/>promo.remove(selected)</text:span></text:p>
      <text:p text:style-name="Preformatted_20_Text"><text:span text:style-name="Source_20_Text">if len(promo) &gt; 0:</text:span></text:p>
      <text:p text:style-name="Preformatted_20_Text"><text:span text:style-name="Source_20_Text"><text:s text:c="4"/>for i in range(0, len(promo)):</text:span></text:p>
      <text:p text:style-name="Preformatted_20_Text"><text:span text:style-name="Source_20_Text"><text:s text:c="8"/>groups[i%4].append(promo[i])</text:span></text:p>
      <text:p text:style-name="Preformatted_20_Text"/>
      <text:p text:style-name="Preformatted_20_Text"><text:span text:style-name="Source_20_Text">for (key, value) in groups.items():</text:span></text:p>
      <text:p text:style-name="Preformatted_20_Text"><text:span text:style-name="Source_20_Text"><text:s text:c="4"/>print(f"Groupe {key + 1} :")</text:span></text:p>
      <text:p text:style-name="Preformatted_20_Text"><text:span text:style-name="Source_20_Text"><text:s text:c="4"/>for p in groups[key]:</text:span></text:p>
      <text:p text:style-name="Preformatted_20_Text"><text:span text:style-name="Source_20_Text"><text:s text:c="8"/>print(p)</text:span></text:p>
      <text:p text:style-name="P17"><text:span text:style-name="Source_20_Text"><text:s text:c="4"/>print()</text:span></text:p>
      <text:p text:style-name="P6"/>
      <text:p text:style-name="P4"><text:span text:style-name="T1">1 / </text:span>DECRIPTAGE DES INSTRUCTIONS</text:p>
      <text:p text:style-name="P7">- Entreprise multinational spécialisé dans la data</text:p>
      <text:p text:style-name="P7">- Grille salarial pour ces employés en fonction de :</text:p>
      <text:p text:style-name="P7"><text:tab/>&gt; leurs niveaux d’étude, </text:p>
      <text:p text:style-name="P7"><text:tab/>&gt; leurs postes, </text:p>
      <text:p text:style-name="P7"><text:tab/>&gt; leurs compétences entre autres</text:p>
      <text:p text:style-name="P7">- <text:span text:style-name="T1">Réponses aux questions suites au sondage:</text:span></text:p>
      <text:p text:style-name="P8"><text:tab/></text:p>
      <text:p text:style-name="P8"><text:span text:style-name="T1">=&gt; Intégrer toutes ces données dans une base de données structurée pour en faciliter l’analyse </text:span></text:p>
      <text:p text:style-name="P8"/>
      <text:p text:style-name="P5">2 / INSTRUCTIONS</text:p>
      <text:p text:style-name="P9"><text:span text:style-name="T7">-</text:span><text:span text:style-name="T8">&gt;</text:span><text:span text:style-name="T7"> Mener une brève analyse exploratoire pour identifier le type des variables </text:span><text:span text:style-name="T9">c’est-à-dire </text:span><text:span text:style-name="T2">:</text:span></text:p>
      <text:p text:style-name="P9"><text:span text:style-name="T2"><text:tab/>&gt; le type des colonnes de la base de </text:span>données <text:span text:style-name="T2">à</text:span> créer et leurs longueurs et </text:p>
      <text:p text:style-name="P9"><text:tab/><text:span text:style-name="T2">&gt; </text:span>de déterminer s’il y a des valeurs manquantes :</text:p>
      <text:p text:style-name="P10"/>
      <text:p text:style-name="P10">=&gt; 1. Utiliser pour lire le fichier Excel, la méthode pandas.read_excel() (pensez à ignorer les 3 <text:tab/>premiers lignes)</text:p>
      <text:p text:style-name="P11"><text:s text:c="6"/><text:span text:style-name="T3">2. Utiliser l’attribut dtypes de votre dataframe pour obtenir le type de toutes les colonnes</text:span></text:p>
      <text:p text:style-name="P11"><text:span text:style-name="T3"><text:s text:c="6"/>3. Utiliser la méthode Series.value_counts() pour obtenir les différentes modalités des</text:span></text:p>
      <text:p text:style-name="P11"><text:s text:c="11"/>variables de types object <text:span text:style-name="T4">afin d’avoir </text:span>un bon aperçu.</text:p>
      <text:p text:style-name="P11"/>
      <text:p text:style-name="P3">-<text:span text:style-name="T5">&gt; Modéliser la base de données la plus adaptée à vos </text:span>données en utilisant la méthode MERISE.</text:p>
      <text:p text:style-name="P12"><text:span text:style-name="T6">NB. : <text:s text:c="2"/>- Idéalement parmi les colonnes de type int il y aura « TelecommuteDaysPerWeek ».</text:span></text:p>
      <text:p text:style-name="P13">- Les colonnes « OtherJobDuties » et « KindsOfTasksPerformed » contenant plusieurs modalité dans une cellules donneront naissances à des tables qui leurs sont dédier ainsi qu’à</text:p>
      <text:p text:style-name="P13">des tables de liaisons. </text:p>
      <text:p text:style-name="P14">=&gt; : 1. <text:span text:style-name="T10">Faire un MCD, MLD-MRD</text:span></text:p>
      <text:p text:style-name="P15"><text:soft-page-break/><text:span text:style-name="T10"><text:s text:c="8"/>2. Ecrire le script SQL permettant la création de la base (vous pouvez utiliser l’interface</text:span></text:p>
      <text:p text:style-name="P15"><text:span text:style-name="T10"><text:s text:c="4"/>graphique de </text:span>Workbench pour créer votre base, ou rédiger directement le script<text:span text:style-name="T10">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2:15:38.616520002</meta:creation-date>
    <dc:date>2021-05-27T15:35:54.533974045</dc:date>
    <meta:editing-duration>PT20M1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324" meta:character-count="2176" meta:non-whitespace-character-count="1781"/>
  </office:meta>
</office:document-meta>
</file>